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grids</text:p>
          </table:table-cell>
          <table:table-cell office:value-type="string">
            <text:p>width</text:p>
          </table:table-cell>
          <table:table-cell office:value-type="string">
            <text:p>lineWidth</text:p>
          </table:table-cell>
          <table:table-cell office:value-type="string">
            <text:p>GX</text:p>
          </table:table-cell>
          <table:table-cell/>
          <table:table-cell office:value-type="string">
            <text:p>grids</text:p>
          </table:table-cell>
          <table:table-cell office:value-type="string">
            <text:p>width</text:p>
          </table:table-cell>
          <table:table-cell office:value-type="string">
            <text:p>lineWidth</text:p>
          </table:table-cell>
          <table:table-cell office:value-type="string">
            <text:p>G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]-(2*[.D2]))-(([.B2]-1)*[.D2]))/[.B2])" office:value-type="float" office:value="446">
            <text:p>446</text:p>
          </table:table-cell>
          <table:table-cell/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]-(2*[.I2]))-(([.G2]-1)*[.I2]))/[.G2])" office:value-type="float" office:value="596">
            <text:p>59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]-(2*[.D3]))-(([.B3]-1)*[.D3]))/[.B3])" office:value-type="float" office:value="72.6666666666667">
            <text:p>72,67</text:p>
          </table:table-cell>
          <table:table-cell/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]-(2*[.I3]))-(([.G3]-1)*[.I3]))/[.G3])" office:value-type="float" office:value="97.6666666666667">
            <text:p>97,6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]-(2*[.D4]))-(([.B4]-1)*[.D4]))/[.B4])" office:value-type="float" office:value="62">
            <text:p>62</text:p>
          </table:table-cell>
          <table:table-cell/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]-(2*[.I4]))-(([.G4]-1)*[.I4]))/[.G4])" office:value-type="float" office:value="83.4285714285714">
            <text:p>83,4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]-(2*[.D5]))-(([.B5]-1)*[.D5]))/[.B5])" office:value-type="float" office:value="54">
            <text:p>54</text:p>
          </table:table-cell>
          <table:table-cell/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]-(2*[.I5]))-(([.G5]-1)*[.I5]))/[.G5])" office:value-type="float" office:value="72.75">
            <text:p>72,7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]-(2*[.D6]))-(([.B6]-1)*[.D6]))/[.B6])" office:value-type="float" office:value="47.7777777777778">
            <text:p>47,78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]-(2*[.I6]))-(([.G6]-1)*[.I6]))/[.G6])" office:value-type="float" office:value="64.4444444444444">
            <text:p>64,4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]-(2*[.D7]))-(([.B7]-1)*[.D7]))/[.B7])" office:value-type="float" office:value="42.8">
            <text:p>42,8</text:p>
          </table:table-cell>
          <table:table-cell/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]-(2*[.I7]))-(([.G7]-1)*[.I7]))/[.G7])" office:value-type="float" office:value="57.8">
            <text:p>57,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]-(2*[.D8]))-(([.B8]-1)*[.D8]))/[.B8])" office:value-type="float" office:value="38.7272727272727">
            <text:p>38,73</text:p>
          </table:table-cell>
          <table:table-cell/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]-(2*[.I8]))-(([.G8]-1)*[.I8]))/[.G8])" office:value-type="float" office:value="52.3636363636364">
            <text:p>52,3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]-(2*[.D9]))-(([.B9]-1)*[.D9]))/[.B9])" office:value-type="float" office:value="35.3333333333333">
            <text:p>35,33</text:p>
          </table:table-cell>
          <table:table-cell/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]-(2*[.I9]))-(([.G9]-1)*[.I9]))/[.G9])" office:value-type="float" office:value="47.8333333333333">
            <text:p>47,8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]-(2*[.D10]))-(([.B10]-1)*[.D10]))/[.B10])" office:value-type="float" office:value="32.4615384615385">
            <text:p>32,46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]-(2*[.I10]))-(([.G10]-1)*[.I10]))/[.G10])"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1]-(2*[.D11]))-(([.B11]-1)*[.D11]))/[.B11])" office:value-type="float" office:value="30">
            <text:p>30</text:p>
          </table:table-cell>
          <table:table-cell/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1]-(2*[.I11]))-(([.G11]-1)*[.I11]))/[.G11])" office:value-type="float" office:value="40.7142857142857">
            <text:p>40,7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2]-(2*[.D12]))-(([.B12]-1)*[.D12]))/[.B12])" office:value-type="float" office:value="27.8666666666667">
            <text:p>27,87</text:p>
          </table:table-cell>
          <table:table-cell/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2]-(2*[.I12]))-(([.G12]-1)*[.I12]))/[.G12])" office:value-type="float" office:value="37.8666666666667">
            <text:p>37,8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3]-(2*[.D13]))-(([.B13]-1)*[.D13]))/[.B13])" office:value-type="float" office:value="26">
            <text:p>26</text:p>
          </table:table-cell>
          <table:table-cell/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3]-(2*[.I13]))-(([.G13]-1)*[.I13]))/[.G13])" office:value-type="float" office:value="35.375">
            <text:p>35,3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4]-(2*[.D14]))-(([.B14]-1)*[.D14]))/[.B14])" office:value-type="float" office:value="24.3529411764706">
            <text:p>24,35</text:p>
          </table:table-cell>
          <table:table-cell/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4]-(2*[.I14]))-(([.G14]-1)*[.I14]))/[.G14])" office:value-type="float" office:value="33.1764705882353">
            <text:p>33,1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5]-(2*[.D15]))-(([.B15]-[.D11])*[.D15]))/[.B15])"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5]-(2*[.I15]))-(([.G15]-1)*[.I15]))/[.G15])" office:value-type="float" office:value="31.2222222222222">
            <text:p>31,2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6]-(2*[.D16]))-(([.B16]-1)*[.D16]))/[.B16])" office:value-type="float" office:value="21.5789473684211">
            <text:p>21,58</text:p>
          </table:table-cell>
          <table:table-cell/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6]-(2*[.I16]))-(([.G16]-1)*[.I16]))/[.G16])" office:value-type="float" office:value="29.4736842105263">
            <text:p>29,4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7]-(2*[.D17]))-(([.B17]-1)*[.D17]))/[.B17])"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7]-(2*[.I17]))-(([.G17]-1)*[.I17]))/[.G17])" office:value-type="float" office:value="27.9">
            <text:p>27,9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8]-(2*[.D18]))-(([.B18]-1)*[.D18]))/[.B18])" office:value-type="float" office:value="19.3333333333333">
            <text:p>19,33</text:p>
          </table:table-cell>
          <table:table-cell/>
          <table:table-cell office:value-type="float" office:value="21">
            <text:p>2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8]-(2*[.I18]))-(([.G18]-1)*[.I18]))/[.G18])" office:value-type="float" office:value="26.4761904761905">
            <text:p>26,48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9]-(2*[.D19]))-(([.B19]-1)*[.D19]))/[.B19])" office:value-type="float" office:value="18.3636363636364">
            <text:p>18,36</text:p>
          </table:table-cell>
          <table:table-cell/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9]-(2*[.I19]))-(([.G19]-1)*[.I19]))/[.G19])" office:value-type="float" office:value="25.1818181818182">
            <text:p>25,1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0]-(2*[.D20]))-(([.B20]-1)*[.D20]))/[.B20])" office:value-type="float" office:value="17.4782608695652">
            <text:p>17,48</text:p>
          </table:table-cell>
          <table:table-cell/>
          <table:table-cell office:value-type="float" office:value="23">
            <text:p>2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0]-(2*[.I20]))-(([.G20]-1)*[.I20]))/[.G20])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1]-(2*[.D21]))-(([.B21]-1)*[.D21]))/[.B21])" office:value-type="float" office:value="16.6666666666667">
            <text:p>16,67</text:p>
          </table:table-cell>
          <table:table-cell/>
          <table:table-cell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1]-(2*[.I21]))-(([.G21]-1)*[.I21]))/[.G21])" office:value-type="float" office:value="22.9166666666667">
            <text:p>22,9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2]-(2*[.D22]))-(([.B22]-1)*[.D22]))/[.B22])" office:value-type="float" office:value="15.92">
            <text:p>15,92</text:p>
          </table:table-cell>
          <table:table-cell/>
          <table:table-cell office:value-type="float" office:value="25">
            <text:p>2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2]-(2*[.I22]))-(([.G22]-1)*[.I22]))/[.G22])" office:value-type="float" office:value="21.92">
            <text:p>21,9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3]-(2*[.D23]))-(([.B23]-1)*[.D23]))/[.B23])" office:value-type="float" office:value="15.2307692307692">
            <text:p>15,23</text:p>
          </table:table-cell>
          <table:table-cell/>
          <table:table-cell office:value-type="float" office:value="26">
            <text:p>2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3]-(2*[.I23]))-(([.G23]-1)*[.I23]))/[.G23])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4]-(2*[.D24]))-(([.B24]-1)*[.D24]))/[.B24])" office:value-type="float" office:value="14.5925925925926">
            <text:p>14,59</text:p>
          </table:table-cell>
          <table:table-cell/>
          <table:table-cell office:value-type="float" office:value="27">
            <text:p>2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4]-(2*[.I24]))-(([.G24]-1)*[.I24]))/[.G24])" office:value-type="float" office:value="20.1481481481481">
            <text:p>20,1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5]-(2*[.D25]))-(([.B25]-1)*[.D25]))/[.B25])" office:value-type="float" office:value="14">
            <text:p>14</text:p>
          </table:table-cell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5]-(2*[.I25]))-(([.G25]-1)*[.I25]))/[.G25])" office:value-type="float" office:value="19.3571428571429">
            <text:p>19,3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6]-(2*[.D26]))-(([.B26]-1)*[.D26]))/[.B26])" office:value-type="float" office:value="13.448275862069">
            <text:p>13,45</text:p>
          </table:table-cell>
          <table:table-cell/>
          <table:table-cell office:value-type="float" office:value="29">
            <text:p>2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6]-(2*[.I26]))-(([.G26]-1)*[.I26]))/[.G26])" office:value-type="float" office:value="18.6206896551724">
            <text:p>18,6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7]-(2*[.D27]))-(([.B27]-1)*[.D27]))/[.B27])" office:value-type="float" office:value="12.9333333333333">
            <text:p>12,93</text:p>
          </table:table-cell>
          <table:table-cell/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7]-(2*[.I27]))-(([.G27]-1)*[.I27]))/[.G27])" office:value-type="float" office:value="17.9333333333333">
            <text:p>17,9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8]-(2*[.D28]))-(([.B28]-1)*[.D28]))/[.B28])" office:value-type="float" office:value="12.4516129032258">
            <text:p>12,45</text:p>
          </table:table-cell>
          <table:table-cell/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8]-(2*[.I28]))-(([.G28]-1)*[.I28]))/[.G28])" office:value-type="float" office:value="17.2903225806452">
            <text:p>17,2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29]-(2*[.D29]))-(([.B29]-1)*[.D29]))/[.B29])" office:value-type="float" office:value="12">
            <text:p>12</text:p>
          </table:table-cell>
          <table:table-cell/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29]-(2*[.I29]))-(([.G29]-1)*[.I29]))/[.G29])" office:value-type="float" office:value="16.6875">
            <text:p>16,69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0]-(2*[.D30]))-(([.B30]-1)*[.D30]))/[.B30])" office:value-type="float" office:value="11.5757575757576">
            <text:p>11,58</text:p>
          </table:table-cell>
          <table:table-cell/>
          <table:table-cell office:value-type="float" office:value="33">
            <text:p>3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0]-(2*[.I30]))-(([.G30]-1)*[.I30]))/[.G30])" office:value-type="float" office:value="16.1212121212121">
            <text:p>16,12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1]-(2*[.D31]))-(([.B31]-1)*[.D31]))/[.B31])" office:value-type="float" office:value="11.1764705882353">
            <text:p>11,18</text:p>
          </table:table-cell>
          <table:table-cell/>
          <table:table-cell office:value-type="float" office:value="34">
            <text:p>3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1]-(2*[.I31]))-(([.G31]-1)*[.I31]))/[.G31])" office:value-type="float" office:value="15.5882352941176">
            <text:p>15,5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2]-(2*[.D32]))-(([.B32]-1)*[.D32]))/[.B32])" office:value-type="float" office:value="10.8">
            <text:p>10,8</text:p>
          </table:table-cell>
          <table:table-cell/>
          <table:table-cell office:value-type="float" office:value="35">
            <text:p>3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2]-(2*[.I32]))-(([.G32]-1)*[.I32]))/[.G32])" office:value-type="float" office:value="15.0857142857143">
            <text:p>15,0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3]-(2*[.D33]))-(([.B33]-1)*[.D33]))/[.B33])" office:value-type="float" office:value="10.4444444444444">
            <text:p>10,44</text:p>
          </table:table-cell>
          <table:table-cell/>
          <table:table-cell office:value-type="float" office:value="36">
            <text:p>3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3]-(2*[.I33]))-(([.G33]-1)*[.I33]))/[.G33])" office:value-type="float" office:value="14.6111111111111">
            <text:p>14,6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4]-(2*[.D34]))-(([.B34]-1)*[.D34]))/[.B34])" office:value-type="float" office:value="10.1081081081081">
            <text:p>10,11</text:p>
          </table:table-cell>
          <table:table-cell/>
          <table:table-cell office:value-type="float" office:value="37">
            <text:p>3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4]-(2*[.I34]))-(([.G34]-1)*[.I34]))/[.G34])" office:value-type="float" office:value="14.1621621621622">
            <text:p>14,1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5]-(2*[.D35]))-(([.B35]-1)*[.D35]))/[.B35])" office:value-type="float" office:value="9.78947368421053">
            <text:p>9,79</text:p>
          </table:table-cell>
          <table:table-cell/>
          <table:table-cell office:value-type="float" office:value="38">
            <text:p>3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5]-(2*[.I35]))-(([.G35]-1)*[.I35]))/[.G35])" office:value-type="float" office:value="13.7368421052632">
            <text:p>13,7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6]-(2*[.D36]))-(([.B36]-1)*[.D36]))/[.B36])" office:value-type="float" office:value="9.48717948717949">
            <text:p>9,49</text:p>
          </table:table-cell>
          <table:table-cell/>
          <table:table-cell office:value-type="float" office:value="39">
            <text:p>3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6]-(2*[.I36]))-(([.G36]-1)*[.I36]))/[.G36])" office:value-type="float" office:value="13.3333333333333">
            <text:p>13,3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7]-(2*[.D37]))-(([.B37]-1)*[.D37]))/[.B37])" office:value-type="float" office:value="9.2">
            <text:p>9,2</text:p>
          </table:table-cell>
          <table:table-cell/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7]-(2*[.I37]))-(([.G37]-1)*[.I37]))/[.G37])" office:value-type="float" office:value="12.95">
            <text:p>12,95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8]-(2*[.D38]))-(([.B38]-1)*[.D38]))/[.B38])" office:value-type="float" office:value="8.92682926829268">
            <text:p>8,93</text:p>
          </table:table-cell>
          <table:table-cell/>
          <table:table-cell office:value-type="float" office:value="41">
            <text:p>4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8]-(2*[.I38]))-(([.G38]-1)*[.I38]))/[.G38])" office:value-type="float" office:value="12.5853658536585">
            <text:p>12,5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39]-(2*[.D39]))-(([.B39]-1)*[.D39]))/[.B39])" office:value-type="float" office:value="8.66666666666667">
            <text:p>8,67</text:p>
          </table:table-cell>
          <table:table-cell/>
          <table:table-cell office:value-type="float" office:value="42">
            <text:p>4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39]-(2*[.I39]))-(([.G39]-1)*[.I39]))/[.G39])" office:value-type="float" office:value="12.2380952380952">
            <text:p>12,24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0]-(2*[.D40]))-(([.B40]-1)*[.D40]))/[.B40])" office:value-type="float" office:value="8.41860465116279">
            <text:p>8,42</text:p>
          </table:table-cell>
          <table:table-cell/>
          <table:table-cell office:value-type="float" office:value="43">
            <text:p>4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0]-(2*[.I40]))-(([.G40]-1)*[.I40]))/[.G40])" office:value-type="float" office:value="11.906976744186">
            <text:p>11,9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1]-(2*[.D41]))-(([.B41]-1)*[.D41]))/[.B41])" office:value-type="float" office:value="8.18181818181818">
            <text:p>8,18</text:p>
          </table:table-cell>
          <table:table-cell/>
          <table:table-cell office:value-type="float" office:value="44">
            <text:p>4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1]-(2*[.I41]))-(([.G41]-1)*[.I41]))/[.G41])" office:value-type="float" office:value="11.5909090909091">
            <text:p>11,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2]-(2*[.D42]))-(([.B42]-1)*[.D42]))/[.B42])" office:value-type="float" office:value="7.95555555555556">
            <text:p>7,96</text:p>
          </table:table-cell>
          <table:table-cell/>
          <table:table-cell office:value-type="float" office:value="45">
            <text:p>4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2]-(2*[.I42]))-(([.G42]-1)*[.I42]))/[.G42])" office:value-type="float" office:value="11.2888888888889">
            <text:p>11,2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3]-(2*[.D43]))-(([.B43]-1)*[.D43]))/[.B43])" office:value-type="float" office:value="7.73913043478261">
            <text:p>7,74</text:p>
          </table:table-cell>
          <table:table-cell/>
          <table:table-cell office:value-type="float" office:value="46">
            <text:p>4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3]-(2*[.I43]))-(([.G43]-1)*[.I43]))/[.G43])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4]-(2*[.D44]))-(([.B44]-1)*[.D44]))/[.B44])" office:value-type="float" office:value="7.53191489361702">
            <text:p>7,53</text:p>
          </table:table-cell>
          <table:table-cell/>
          <table:table-cell office:value-type="float" office:value="47">
            <text:p>4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4]-(2*[.I44]))-(([.G44]-1)*[.I44]))/[.G44])" office:value-type="float" office:value="10.7234042553191">
            <text:p>10,7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5]-(2*[.D45]))-(([.B45]-1)*[.D45]))/[.B45])" office:value-type="float" office:value="7.33333333333333">
            <text:p>7,33</text:p>
          </table:table-cell>
          <table:table-cell/>
          <table:table-cell office:value-type="float" office:value="48">
            <text:p>4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5]-(2*[.I45]))-(([.G45]-1)*[.I45]))/[.G45])" office:value-type="float" office:value="10.4583333333333">
            <text:p>10,4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6]-(2*[.D46]))-(([.B46]-1)*[.D46]))/[.B46])" office:value-type="float" office:value="7.14285714285714">
            <text:p>7,14</text:p>
          </table:table-cell>
          <table:table-cell/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6]-(2*[.I46]))-(([.G46]-1)*[.I46]))/[.G46])" office:value-type="float" office:value="10.2040816326531">
            <text:p>10,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7]-(2*[.D47]))-(([.B47]-1)*[.D47]))/[.B47])" office:value-type="float" office:value="6.96">
            <text:p>6,96</text:p>
          </table:table-cell>
          <table:table-cell/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7]-(2*[.I47]))-(([.G47]-1)*[.I47]))/[.G47])" office:value-type="float" office:value="9.96">
            <text:p>9,9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8]-(2*[.D48]))-(([.B48]-1)*[.D48]))/[.B48])" office:value-type="float" office:value="6.7843137254902">
            <text:p>6,78</text:p>
          </table:table-cell>
          <table:table-cell/>
          <table:table-cell office:value-type="float" office:value="51">
            <text:p>5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8]-(2*[.I48]))-(([.G48]-1)*[.I48]))/[.G48])" office:value-type="float" office:value="9.72549019607843">
            <text:p>9,7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49]-(2*[.D49]))-(([.B49]-1)*[.D49]))/[.B49])" office:value-type="float" office:value="6.61538461538462">
            <text:p>6,62</text:p>
          </table:table-cell>
          <table:table-cell/>
          <table:table-cell office:value-type="float" office:value="52">
            <text:p>5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49]-(2*[.I49]))-(([.G49]-1)*[.I49]))/[.G49])" office:value-type="float" office:value="9.5">
            <text:p>9,5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0]-(2*[.D50]))-(([.B50]-1)*[.D50]))/[.B50])" office:value-type="float" office:value="6.45283018867925">
            <text:p>6,45</text:p>
          </table:table-cell>
          <table:table-cell/>
          <table:table-cell office:value-type="float" office:value="53">
            <text:p>5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0]-(2*[.I50]))-(([.G50]-1)*[.I50]))/[.G50])" office:value-type="float" office:value="9.28301886792453">
            <text:p>9,2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1]-(2*[.D51]))-(([.B51]-1)*[.D51]))/[.B51])" office:value-type="float" office:value="6.2962962962963">
            <text:p>6,3</text:p>
          </table:table-cell>
          <table:table-cell/>
          <table:table-cell office:value-type="float" office:value="54">
            <text:p>5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1]-(2*[.I51]))-(([.G51]-1)*[.I51]))/[.G51])" office:value-type="float" office:value="9.07407407407407">
            <text:p>9,0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2]-(2*[.D52]))-(([.B52]-1)*[.D52]))/[.B52])" office:value-type="float" office:value="6.14545454545455">
            <text:p>6,15</text:p>
          </table:table-cell>
          <table:table-cell/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2]-(2*[.I52]))-(([.G52]-1)*[.I52]))/[.G52])" office:value-type="float" office:value="8.87272727272727">
            <text:p>8,8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3]-(2*[.D53]))-(([.B53]-1)*[.D53]))/[.B53])" office:value-type="float" office:value="6">
            <text:p>6</text:p>
          </table:table-cell>
          <table:table-cell/>
          <table:table-cell office:value-type="float" office:value="56">
            <text:p>5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3]-(2*[.I53]))-(([.G53]-1)*[.I53]))/[.G53])" office:value-type="float" office:value="8.67857142857143">
            <text:p>8,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4]-(2*[.D54]))-(([.B54]-1)*[.D54]))/[.B54])" office:value-type="float" office:value="5.85964912280702">
            <text:p>5,86</text:p>
          </table:table-cell>
          <table:table-cell/>
          <table:table-cell office:value-type="float" office:value="57">
            <text:p>5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4]-(2*[.I54]))-(([.G54]-1)*[.I54]))/[.G54])" office:value-type="float" office:value="8.49122807017544">
            <text:p>8,4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5]-(2*[.D55]))-(([.B55]-1)*[.D55]))/[.B55])" office:value-type="float" office:value="5.72413793103448">
            <text:p>5,72</text:p>
          </table:table-cell>
          <table:table-cell/>
          <table:table-cell office:value-type="float" office:value="58">
            <text:p>5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5]-(2*[.I55]))-(([.G55]-1)*[.I55]))/[.G55])" office:value-type="float" office:value="8.31034482758621">
            <text:p>8,3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6]-(2*[.D56]))-(([.B56]-1)*[.D56]))/[.B56])" office:value-type="float" office:value="5.59322033898305">
            <text:p>5,59</text:p>
          </table:table-cell>
          <table:table-cell/>
          <table:table-cell office:value-type="float" office:value="59">
            <text:p>5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6]-(2*[.I56]))-(([.G56]-1)*[.I56]))/[.G56])" office:value-type="float" office:value="8.13559322033898">
            <text:p>8,1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7]-(2*[.D57]))-(([.B57]-1)*[.D57]))/[.B57])" office:value-type="float" office:value="5.46666666666667">
            <text:p>5,47</text:p>
          </table:table-cell>
          <table:table-cell/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7]-(2*[.I57]))-(([.G57]-1)*[.I57]))/[.G57])" office:value-type="float" office:value="7.96666666666667">
            <text:p>7,9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8]-(2*[.D58]))-(([.B58]-1)*[.D58]))/[.B58])" office:value-type="float" office:value="5.34426229508197">
            <text:p>5,34</text:p>
          </table:table-cell>
          <table:table-cell/>
          <table:table-cell office:value-type="float" office:value="61">
            <text:p>6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8]-(2*[.I58]))-(([.G58]-1)*[.I58]))/[.G58])" office:value-type="float" office:value="7.80327868852459">
            <text:p>7,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59]-(2*[.D59]))-(([.B59]-1)*[.D59]))/[.B59])" office:value-type="float" office:value="5.2258064516129">
            <text:p>5,23</text:p>
          </table:table-cell>
          <table:table-cell/>
          <table:table-cell office:value-type="float" office:value="62">
            <text:p>6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59]-(2*[.I59]))-(([.G59]-1)*[.I59]))/[.G59])" office:value-type="float" office:value="7.64516129032258">
            <text:p>7,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0]-(2*[.D60]))-(([.B60]-1)*[.D60]))/[.B60])" office:value-type="float" office:value="5.11111111111111">
            <text:p>5,11</text:p>
          </table:table-cell>
          <table:table-cell/>
          <table:table-cell office:value-type="float" office:value="63">
            <text:p>6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0]-(2*[.I60]))-(([.G60]-1)*[.I60]))/[.G60])" office:value-type="float" office:value="7.49206349206349">
            <text:p>7,4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1]-(2*[.D61]))-(([.B61]-1)*[.D61]))/[.B61])" office:value-type="float" office:value="5">
            <text:p>5</text:p>
          </table:table-cell>
          <table:table-cell/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1]-(2*[.I61]))-(([.G61]-1)*[.I61]))/[.G61])" office:value-type="float" office:value="7.34375">
            <text:p>7,3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2]-(2*[.D62]))-(([.B62]-1)*[.D62]))/[.B62])" office:value-type="float" office:value="4.89230769230769">
            <text:p>4,89</text:p>
          </table:table-cell>
          <table:table-cell/>
          <table:table-cell office:value-type="float" office:value="65">
            <text:p>6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2]-(2*[.I62]))-(([.G62]-1)*[.I62]))/[.G62])" office:value-type="float" office:value="7.2">
            <text:p>7,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3]-(2*[.D63]))-(([.B63]-1)*[.D63]))/[.B63])" office:value-type="float" office:value="4.78787878787879">
            <text:p>4,79</text:p>
          </table:table-cell>
          <table:table-cell/>
          <table:table-cell office:value-type="float" office:value="66">
            <text:p>6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3]-(2*[.I63]))-(([.G63]-1)*[.I63]))/[.G63])" office:value-type="float" office:value="7.06060606060606">
            <text:p>7,0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4]-(2*[.D64]))-(([.B64]-1)*[.D64]))/[.B64])" office:value-type="float" office:value="4.6865671641791">
            <text:p>4,69</text:p>
          </table:table-cell>
          <table:table-cell/>
          <table:table-cell office:value-type="float" office:value="67">
            <text:p>6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4]-(2*[.I64]))-(([.G64]-1)*[.I64]))/[.G64])" office:value-type="float" office:value="6.92537313432836">
            <text:p>6,9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5]-(2*[.D65]))-(([.B65]-1)*[.D65]))/[.B65])" office:value-type="float" office:value="4.58823529411765">
            <text:p>4,59</text:p>
          </table:table-cell>
          <table:table-cell/>
          <table:table-cell office:value-type="float" office:value="68">
            <text:p>6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5]-(2*[.I65]))-(([.G65]-1)*[.I65]))/[.G65])" office:value-type="float" office:value="6.79411764705882">
            <text:p>6,7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6]-(2*[.D66]))-(([.B66]-1)*[.D66]))/[.B66])" office:value-type="float" office:value="4.49275362318841">
            <text:p>4,49</text:p>
          </table:table-cell>
          <table:table-cell/>
          <table:table-cell office:value-type="float" office:value="69">
            <text:p>6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6]-(2*[.I66]))-(([.G66]-1)*[.I66]))/[.G66])" office:value-type="float" office:value="6.66666666666667">
            <text:p>6,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7]-(2*[.D67]))-(([.B67]-1)*[.D67]))/[.B67])" office:value-type="float" office:value="4.4">
            <text:p>4,4</text:p>
          </table:table-cell>
          <table:table-cell/>
          <table:table-cell office:value-type="float" office:value="70">
            <text:p>7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7]-(2*[.I67]))-(([.G67]-1)*[.I67]))/[.G67])" office:value-type="float" office:value="6.54285714285714">
            <text:p>6,5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8]-(2*[.D68]))-(([.B68]-1)*[.D68]))/[.B68])" office:value-type="float" office:value="4.30985915492958">
            <text:p>4,31</text:p>
          </table:table-cell>
          <table:table-cell/>
          <table:table-cell office:value-type="float" office:value="71">
            <text:p>7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8]-(2*[.I68]))-(([.G68]-1)*[.I68]))/[.G68])" office:value-type="float" office:value="6.42253521126761">
            <text:p>6,4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69]-(2*[.D69]))-(([.B69]-1)*[.D69]))/[.B69])" office:value-type="float" office:value="4.22222222222222">
            <text:p>4,22</text:p>
          </table:table-cell>
          <table:table-cell/>
          <table:table-cell office:value-type="float" office:value="72">
            <text:p>7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69]-(2*[.I69]))-(([.G69]-1)*[.I69]))/[.G69])" office:value-type="float" office:value="6.30555555555556">
            <text:p>6,3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0]-(2*[.D70]))-(([.B70]-1)*[.D70]))/[.B70])" office:value-type="float" office:value="4.13698630136986">
            <text:p>4,14</text:p>
          </table:table-cell>
          <table:table-cell/>
          <table:table-cell office:value-type="float" office:value="73">
            <text:p>7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0]-(2*[.I70]))-(([.G70]-1)*[.I70]))/[.G70])" office:value-type="float" office:value="6.19178082191781">
            <text:p>6,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1]-(2*[.D71]))-(([.B71]-1)*[.D71]))/[.B71])" office:value-type="float" office:value="4.05405405405405">
            <text:p>4,05</text:p>
          </table:table-cell>
          <table:table-cell/>
          <table:table-cell office:value-type="float" office:value="74">
            <text:p>7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1]-(2*[.I71]))-(([.G71]-1)*[.I71]))/[.G71])" office:value-type="float" office:value="6.08108108108108">
            <text:p>6,0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2]-(2*[.D72]))-(([.B72]-1)*[.D72]))/[.B72])" office:value-type="float" office:value="3.97333333333333">
            <text:p>3,97</text:p>
          </table:table-cell>
          <table:table-cell/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2]-(2*[.I72]))-(([.G72]-1)*[.I72]))/[.G72])" office:value-type="float" office:value="5.97333333333333">
            <text:p>5,9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3]-(2*[.D73]))-(([.B73]-1)*[.D73]))/[.B73])" office:value-type="float" office:value="3.89473684210526">
            <text:p>3,89</text:p>
          </table:table-cell>
          <table:table-cell/>
          <table:table-cell office:value-type="float" office:value="76">
            <text:p>7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3]-(2*[.I73]))-(([.G73]-1)*[.I73]))/[.G73])" office:value-type="float" office:value="5.86842105263158">
            <text:p>5,8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4]-(2*[.D74]))-(([.B74]-1)*[.D74]))/[.B74])" office:value-type="float" office:value="3.81818181818182">
            <text:p>3,82</text:p>
          </table:table-cell>
          <table:table-cell/>
          <table:table-cell office:value-type="float" office:value="77">
            <text:p>7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4]-(2*[.I74]))-(([.G74]-1)*[.I74]))/[.G74])" office:value-type="float" office:value="5.76623376623377">
            <text:p>5,7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5]-(2*[.D75]))-(([.B75]-1)*[.D75]))/[.B75])" office:value-type="float" office:value="3.74358974358974">
            <text:p>3,74</text:p>
          </table:table-cell>
          <table:table-cell/>
          <table:table-cell office:value-type="float" office:value="78">
            <text:p>7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5]-(2*[.I75]))-(([.G75]-1)*[.I75]))/[.G75])" office:value-type="float" office:value="5.66666666666667">
            <text:p>5,67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6]-(2*[.D76]))-(([.B76]-1)*[.D76]))/[.B76])" office:value-type="float" office:value="3.67088607594937">
            <text:p>3,67</text:p>
          </table:table-cell>
          <table:table-cell/>
          <table:table-cell office:value-type="float" office:value="79">
            <text:p>7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6]-(2*[.I76]))-(([.G76]-1)*[.I76]))/[.G76])" office:value-type="float" office:value="5.56962025316456">
            <text:p>5,5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7]-(2*[.D77]))-(([.B77]-1)*[.D77]))/[.B77])" office:value-type="float" office:value="3.6">
            <text:p>3,6</text:p>
          </table:table-cell>
          <table:table-cell/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7]-(2*[.I77]))-(([.G77]-1)*[.I77]))/[.G77])" office:value-type="float" office:value="5.475">
            <text:p>5,4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8]-(2*[.D78]))-(([.B78]-1)*[.D78]))/[.B78])" office:value-type="float" office:value="3.53086419753086">
            <text:p>3,53</text:p>
          </table:table-cell>
          <table:table-cell/>
          <table:table-cell office:value-type="float" office:value="81">
            <text:p>8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8]-(2*[.I78]))-(([.G78]-1)*[.I78]))/[.G78])" office:value-type="float" office:value="5.38271604938272">
            <text:p>5,38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79]-(2*[.D79]))-(([.B79]-1)*[.D79]))/[.B79])" office:value-type="float" office:value="3.46341463414634">
            <text:p>3,46</text:p>
          </table:table-cell>
          <table:table-cell/>
          <table:table-cell office:value-type="float" office:value="82">
            <text:p>8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79]-(2*[.I79]))-(([.G79]-1)*[.I79]))/[.G79])" office:value-type="float" office:value="5.29268292682927">
            <text:p>5,2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0]-(2*[.D80]))-(([.B80]-1)*[.D80]))/[.B80])" office:value-type="float" office:value="3.39759036144578">
            <text:p>3,4</text:p>
          </table:table-cell>
          <table:table-cell/>
          <table:table-cell office:value-type="float" office:value="83">
            <text:p>8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0]-(2*[.I80]))-(([.G80]-1)*[.I80]))/[.G80])" office:value-type="float" office:value="5.20481927710843">
            <text:p>5,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1]-(2*[.D81]))-(([.B81]-1)*[.D81]))/[.B81])" office:value-type="float" office:value="3.33333333333333">
            <text:p>3,33</text:p>
          </table:table-cell>
          <table:table-cell/>
          <table:table-cell office:value-type="float" office:value="84">
            <text:p>8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1]-(2*[.I81]))-(([.G81]-1)*[.I81]))/[.G81])" office:value-type="float" office:value="5.11904761904762">
            <text:p>5,12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2]-(2*[.D82]))-(([.B82]-1)*[.D82]))/[.B82])" office:value-type="float" office:value="3.27058823529412">
            <text:p>3,27</text:p>
          </table:table-cell>
          <table:table-cell/>
          <table:table-cell office:value-type="float" office:value="85">
            <text:p>8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2]-(2*[.I82]))-(([.G82]-1)*[.I82]))/[.G82])" office:value-type="float" office:value="5.03529411764706">
            <text:p>5,04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3]-(2*[.D83]))-(([.B83]-1)*[.D83]))/[.B83])" office:value-type="float" office:value="3.2093023255814">
            <text:p>3,21</text:p>
          </table:table-cell>
          <table:table-cell/>
          <table:table-cell office:value-type="float" office:value="86">
            <text:p>8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3]-(2*[.I83]))-(([.G83]-1)*[.I83]))/[.G83])" office:value-type="float" office:value="4.95348837209302">
            <text:p>4,95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4]-(2*[.D84]))-(([.B84]-1)*[.D84]))/[.B84])" office:value-type="float" office:value="3.14942528735632">
            <text:p>3,15</text:p>
          </table:table-cell>
          <table:table-cell/>
          <table:table-cell office:value-type="float" office:value="87">
            <text:p>8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4]-(2*[.I84]))-(([.G84]-1)*[.I84]))/[.G84])" office:value-type="float" office:value="4.87356321839081">
            <text:p>4,8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5]-(2*[.D85]))-(([.B85]-1)*[.D85]))/[.B85])" office:value-type="float" office:value="3.09090909090909">
            <text:p>3,09</text:p>
          </table:table-cell>
          <table:table-cell/>
          <table:table-cell office:value-type="float" office:value="88">
            <text:p>8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5]-(2*[.I85]))-(([.G85]-1)*[.I85]))/[.G85])" office:value-type="float" office:value="4.79545454545455">
            <text:p>4,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6]-(2*[.D86]))-(([.B86]-1)*[.D86]))/[.B86])" office:value-type="float" office:value="3.03370786516854">
            <text:p>3,03</text:p>
          </table:table-cell>
          <table:table-cell/>
          <table:table-cell office:value-type="float" office:value="89">
            <text:p>8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6]-(2*[.I86]))-(([.G86]-1)*[.I86]))/[.G86])" office:value-type="float" office:value="4.71910112359551">
            <text:p>4,72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7]-(2*[.D87]))-(([.B87]-1)*[.D87]))/[.B87])" office:value-type="float" office:value="2.97777777777778">
            <text:p>2,98</text:p>
          </table:table-cell>
          <table:table-cell/>
          <table:table-cell office:value-type="float" office:value="90">
            <text:p>9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7]-(2*[.I87]))-(([.G87]-1)*[.I87]))/[.G87])" office:value-type="float" office:value="4.64444444444445">
            <text:p>4,64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8]-(2*[.D88]))-(([.B88]-1)*[.D88]))/[.B88])" office:value-type="float" office:value="2.92307692307692">
            <text:p>2,92</text:p>
          </table:table-cell>
          <table:table-cell/>
          <table:table-cell office:value-type="float" office:value="91">
            <text:p>9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8]-(2*[.I88]))-(([.G88]-1)*[.I88]))/[.G88])" office:value-type="float" office:value="4.57142857142857">
            <text:p>4,57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89]-(2*[.D89]))-(([.B89]-1)*[.D89]))/[.B89])" office:value-type="float" office:value="2.8695652173913">
            <text:p>2,87</text:p>
          </table:table-cell>
          <table:table-cell/>
          <table:table-cell office:value-type="float" office:value="92">
            <text:p>9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89]-(2*[.I89]))-(([.G89]-1)*[.I89]))/[.G89])" office:value-type="float" office:value="4.5">
            <text:p>4,5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0]-(2*[.D90]))-(([.B90]-1)*[.D90]))/[.B90])" office:value-type="float" office:value="2.81720430107527">
            <text:p>2,82</text:p>
          </table:table-cell>
          <table:table-cell/>
          <table:table-cell office:value-type="float" office:value="93">
            <text:p>9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0]-(2*[.I90]))-(([.G90]-1)*[.I90]))/[.G90])" office:value-type="float" office:value="4.43010752688172">
            <text:p>4,4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1]-(2*[.D91]))-(([.B91]-1)*[.D91]))/[.B91])" office:value-type="float" office:value="2.76595744680851">
            <text:p>2,77</text:p>
          </table:table-cell>
          <table:table-cell/>
          <table:table-cell office:value-type="float" office:value="94">
            <text:p>9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1]-(2*[.I91]))-(([.G91]-1)*[.I91]))/[.G91])" office:value-type="float" office:value="4.36170212765957">
            <text:p>4,3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2]-(2*[.D92]))-(([.B92]-1)*[.D92]))/[.B92])" office:value-type="float" office:value="2.71578947368421">
            <text:p>2,72</text:p>
          </table:table-cell>
          <table:table-cell/>
          <table:table-cell office:value-type="float" office:value="95">
            <text:p>9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2]-(2*[.I92]))-(([.G92]-1)*[.I92]))/[.G92])" office:value-type="float" office:value="4.29473684210526">
            <text:p>4,29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3]-(2*[.D93]))-(([.B93]-1)*[.D93]))/[.B93])" office:value-type="float" office:value="2.66666666666667">
            <text:p>2,67</text:p>
          </table:table-cell>
          <table:table-cell/>
          <table:table-cell office:value-type="float" office:value="96">
            <text:p>9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3]-(2*[.I93]))-(([.G93]-1)*[.I93]))/[.G93])" office:value-type="float" office:value="4.22916666666667">
            <text:p>4,23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4]-(2*[.D94]))-(([.B94]-1)*[.D94]))/[.B94])" office:value-type="float" office:value="2.61855670103093">
            <text:p>2,62</text:p>
          </table:table-cell>
          <table:table-cell/>
          <table:table-cell office:value-type="float" office:value="97">
            <text:p>9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4]-(2*[.I94]))-(([.G94]-1)*[.I94]))/[.G94])" office:value-type="float" office:value="4.16494845360825">
            <text:p>4,16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5]-(2*[.D95]))-(([.B95]-1)*[.D95]))/[.B95])" office:value-type="float" office:value="2.57142857142857">
            <text:p>2,57</text:p>
          </table:table-cell>
          <table:table-cell/>
          <table:table-cell office:value-type="float" office:value="98">
            <text:p>9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5]-(2*[.I95]))-(([.G95]-1)*[.I95]))/[.G95])" office:value-type="float" office:value="4.10204081632653">
            <text:p>4,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6]-(2*[.D96]))-(([.B96]-1)*[.D96]))/[.B96])" office:value-type="float" office:value="2.52525252525252">
            <text:p>2,53</text:p>
          </table:table-cell>
          <table:table-cell/>
          <table:table-cell office:value-type="float" office:value="99">
            <text:p>9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6]-(2*[.I96]))-(([.G96]-1)*[.I96]))/[.G96])" office:value-type="float" office:value="4.04040404040404">
            <text:p>4,0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7]-(2*[.D97]))-(([.B97]-1)*[.D97]))/[.B97])" office:value-type="float" office:value="2.48">
            <text:p>2,48</text:p>
          </table:table-cell>
          <table:table-cell/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7]-(2*[.I97]))-(([.G97]-1)*[.I97]))/[.G97])" office:value-type="float" office:value="3.98">
            <text:p>3,98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8]-(2*[.D98]))-(([.B98]-1)*[.D98]))/[.B98])" office:value-type="float" office:value="2.43564356435644">
            <text:p>2,44</text:p>
          </table:table-cell>
          <table:table-cell/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8]-(2*[.I98]))-(([.G98]-1)*[.I98]))/[.G98])" office:value-type="float" office:value="3.92079207920792">
            <text:p>3,92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99]-(2*[.D99]))-(([.B99]-1)*[.D99]))/[.B99])" office:value-type="float" office:value="2.3921568627451">
            <text:p>2,39</text:p>
          </table:table-cell>
          <table:table-cell/>
          <table:table-cell office:value-type="float" office:value="102">
            <text:p>10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99]-(2*[.I99]))-(([.G99]-1)*[.I99]))/[.G99])" office:value-type="float" office:value="3.86274509803922">
            <text:p>3,86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0]-(2*[.D100]))-(([.B100]-1)*[.D100]))/[.B100])" office:value-type="float" office:value="2.3495145631068">
            <text:p>2,35</text:p>
          </table:table-cell>
          <table:table-cell/>
          <table:table-cell office:value-type="float" office:value="103">
            <text:p>10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0]-(2*[.I100]))-(([.G100]-1)*[.I100]))/[.G100])" office:value-type="float" office:value="3.80582524271845">
            <text:p>3,81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1]-(2*[.D101]))-(([.B101]-1)*[.D101]))/[.B101])" office:value-type="float" office:value="2.30769230769231">
            <text:p>2,31</text:p>
          </table:table-cell>
          <table:table-cell/>
          <table:table-cell office:value-type="float" office:value="104">
            <text:p>10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1]-(2*[.I101]))-(([.G101]-1)*[.I101]))/[.G101])" office:value-type="float" office:value="3.75">
            <text:p>3,7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2]-(2*[.D102]))-(([.B102]-1)*[.D102]))/[.B102])" office:value-type="float" office:value="2.26666666666667">
            <text:p>2,27</text:p>
          </table:table-cell>
          <table:table-cell/>
          <table:table-cell office:value-type="float" office:value="105">
            <text:p>105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2]-(2*[.I102]))-(([.G102]-1)*[.I102]))/[.G102])" office:value-type="float" office:value="3.6952380952381">
            <text:p>3,7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3]-(2*[.D103]))-(([.B103]-1)*[.D103]))/[.B103])" office:value-type="float" office:value="2.22641509433962">
            <text:p>2,23</text:p>
          </table:table-cell>
          <table:table-cell/>
          <table:table-cell office:value-type="float" office:value="106">
            <text:p>106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3]-(2*[.I103]))-(([.G103]-1)*[.I103]))/[.G103])" office:value-type="float" office:value="3.64150943396226">
            <text:p>3,64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4]-(2*[.D104]))-(([.B104]-1)*[.D104]))/[.B104])" office:value-type="float" office:value="2.18691588785047">
            <text:p>2,19</text:p>
          </table:table-cell>
          <table:table-cell/>
          <table:table-cell office:value-type="float" office:value="107">
            <text:p>107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4]-(2*[.I104]))-(([.G104]-1)*[.I104]))/[.G104])" office:value-type="float" office:value="3.58878504672897">
            <text:p>3,5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5]-(2*[.D105]))-(([.B105]-1)*[.D105]))/[.B105])" office:value-type="float" office:value="2.14814814814815">
            <text:p>2,15</text:p>
          </table:table-cell>
          <table:table-cell/>
          <table:table-cell office:value-type="float" office:value="108">
            <text:p>108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5]-(2*[.I105]))-(([.G105]-1)*[.I105]))/[.G105])" office:value-type="float" office:value="3.53703703703704">
            <text:p>3,5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6]-(2*[.D106]))-(([.B106]-1)*[.D106]))/[.B106])" office:value-type="float" office:value="2.11009174311927">
            <text:p>2,11</text:p>
          </table:table-cell>
          <table:table-cell/>
          <table:table-cell office:value-type="float" office:value="109">
            <text:p>109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6]-(2*[.I106]))-(([.G106]-1)*[.I106]))/[.G106])" office:value-type="float" office:value="3.48623853211009">
            <text:p>3,49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(([.C107]-(2*[.D107]))-(([.B107]-1)*[.D107]))/[.B107])" office:value-type="float" office:value="2.07272727272727">
            <text:p>2,07</text:p>
          </table:table-cell>
          <table:table-cell/>
          <table:table-cell office:value-type="float" office:value="110">
            <text:p>11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formula="of:=((([.H107]-(2*[.I107]))-(([.G107]-1)*[.I107]))/[.G107])" office:value-type="float" office:value="3.43636363636364">
            <text:p>3,44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-03-2011</text:date>, <text:time>14:59:5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Frandsen</meta:initial-creator>
    <meta:creation-date>2011-03-28T13:36:04.97</meta:creation-date>
    <dc:date>2011-03-28T14:59:57.65</dc:date>
    <dc:creator>Simon Frandsen</dc:creator>
    <meta:editing-duration>PT00H07M25S</meta:editing-duration>
    <meta:editing-cycles>1</meta:editing-cycles>
    <meta:document-statistic meta:table-count="3" meta:cell-count="856" meta:object-count="0"/>
    <meta:generator>OpenOffice.org/3.2$Win32 OpenOffice.org_project/320m18$Build-9502</meta:generator>
  </office:meta>
</office:document-meta>
</file>